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2*"/>
    </style:style>
    <style:style style:name="Table5.B" style:family="table-column">
      <style:table-column-properties style:column-width="1.3826in" style:rel-column-width="10915*"/>
    </style:style>
    <style:style style:name="Table5.C" style:family="table-column">
      <style:table-column-properties style:column-width="1.384in" style:rel-column-width="10929*"/>
    </style:style>
    <style:style style:name="Table5.F" style:family="table-column">
      <style:table-column-properties style:column-width="1.3847in" style:rel-column-width="10932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F1" style:family="table-cell">
      <style:table-cell-properties fo:background-color="#000000" fo:padding="0.0382in" fo:border="0.1pt solid #000000" style:writing-mode="lr-tb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2346cd"/>
    </style:style>
    <style:style style:name="P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2346cd"/>
    </style:style>
    <style:style style:name="P4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2346c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1" officeooo:rsid="001bfb87" officeooo:paragraph-rsid="001bfb87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1" officeooo:rsid="001c0634" officeooo:paragraph-rsid="001c0634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officeooo:paragraph-rsid="00239876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style="normal" fo:font-weight="normal" officeooo:rsid="0040ac6a" officeooo:paragraph-rsid="0023987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1" officeooo:rsid="0040ac6a" officeooo:paragraph-rsid="00239876"/>
    </style:style>
    <style:style style:name="T1" style:family="text">
      <style:text-properties style:font-name="DejaVu Sans Condensed1" fo:font-weight="bold" officeooo:rsid="001fd662" style:font-weight-asian="bold" style:font-weight-complex="bold"/>
    </style:style>
    <style:style style:name="T2" style:family="text">
      <style:text-properties style:font-name="DejaVu Sans Condensed1" fo:font-weight="bold" officeooo:rsid="001f68b2" style:font-weight-asian="bold" style:font-weight-complex="bold"/>
    </style:style>
    <style:style style:name="T3" style:family="text">
      <style:text-properties style:font-name="DejaVu Sans Condensed1" fo:font-weight="bold" officeooo:rsid="001b2055" style:font-weight-asian="bold" style:font-weight-complex="bold"/>
    </style:style>
    <style:style style:name="T4" style:family="text">
      <style:text-properties style:font-name="DejaVu Sans Condensed1" fo:font-weight="bold" officeooo:rsid="0021990e" style:font-weight-asian="bold" style:font-weight-complex="bold"/>
    </style:style>
    <style:style style:name="T5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6" style:family="text">
      <style:text-properties style:font-name="DejaVu Sans Condensed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2f2b4" style:font-weight-asian="bold" style:font-weight-complex="bold"/>
    </style:style>
    <style:style style:name="T9" style:family="text">
      <style:text-properties officeooo:rsid="0042f2b4"/>
    </style:style>
    <style:style style:name="T10" style:family="text">
      <style:text-properties officeooo:rsid="005216d3"/>
    </style:style>
    <style:style style:name="T11" style:family="text">
      <style:text-properties officeooo:rsid="00415219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5216d3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"><text:span text:style-name="T5">1</text:span><text:span text:style-name="T6">xx - Controls</text:span></text:p>
          </table:table-cell>
          <table:table-cell table:style-name="Table5.B1" office:value-type="string">
            <text:p text:style-name="P4">2xx - Ground</text:p>
          </table:table-cell>
          <table:table-cell table:style-name="Table5.C1" office:value-type="string">
            <text:p text:style-name="P4">3xx - Flight</text:p>
          </table:table-cell>
          <table:table-cell table:style-name="Table5.D1" office:value-type="string">
            <text:p text:style-name="P4">4xx - A2A</text:p>
          </table:table-cell>
          <table:table-cell table:style-name="Table5.A1" office:value-type="string">
            <text:p text:style-name="P4">5xx - A2G</text:p>
          </table:table-cell>
          <table:table-cell table:style-name="Table5.F1" office:value-type="string">
            <text:p text:style-name="P4">6xx - Misc</text:p>
          </table:table-cell>
        </table:table-row>
      </table:table>
      <text:p text:style-name="P2"><text:span text:style-name="T1">6</text:span><text:span text:style-name="T4">0</text:span><text:span text:style-name="T1">1</text:span><text:span text:style-name="T2"> - </text:span><text:span text:style-name="T3">Notes, Quirks, and Trivia</text:span></text:p>
      <text:p text:style-name="P1"/>
      <text:list text:style-name="L1">
        <text:list-item>
          <text:p text:style-name="P5">G limit of 6.0 above Mach .85. <text:s/>To pull more Gs, slow down.</text:p>
        </text:list-item>
        <text:list-item>
          <text:p text:style-name="P6">Gun has 3 pyrotechnic feed cartridges. <text:s/>After the last one is used, FEED will no longer work.</text:p>
        </text:list-item>
        <text:list-item>
          <text:p text:style-name="P9"><text:span text:style-name="T12">General</text:span><text:span text:style-name="T13"> avionics info</text:span></text:p>
          <text:list>
            <text:list-item>
              <text:p text:style-name="P8">MFD pages and setup are saved per Master Mode.</text:p>
            </text:list-item>
            <text:list-item>
              <text:p text:style-name="P8">Each MFD has quick access OSBs at the bottom:</text:p>
              <text:list>
                <text:list-item>
                  <text:p text:style-name="P8">Left MFD has <text:span text:style-name="T7">CMBT</text:span> and <text:span text:style-name="T7">SMS</text:span>.</text:p>
                </text:list-item>
                <text:list-item>
                  <text:p text:style-name="P8">Center MFD has <text:span text:style-name="T7">RDR</text:span>.</text:p>
                </text:list-item>
                <text:list-item>
                  <text:p text:style-name="P8">Right MFD has <text:span text:style-name="T7">HSD</text:span> and <text:span text:style-name="T7">CLINK</text:span> <text:span text:style-name="T9">(datalink)</text:span>.</text:p>
                </text:list-item>
              </text:list>
            </text:list-item>
            <text:list-item>
              <text:p text:style-name="P8">There are 3 main Master Modes: <text:span text:style-name="T7">INTC</text:span> (<text:span text:style-name="T11">A</text:span>/A), <text:span text:style-name="T7">AG</text:span>, and <text:span text:style-name="T7">NAV</text:span>; and one special mode: <text:span text:style-name="T7">DGFT</text:span>.</text:p>
            </text:list-item>
            <text:list-item>
              <text:p text:style-name="P7">Main modes are selected with <text:span text:style-name="T7">Pinky Switch up/down/press</text:span>. <text:s/>DGFT mode is selected with <text:span text:style-name="T7">Dish Hat up</text:span> <text:span text:style-name="T9">and canceled with </text:span><text:span text:style-name="T8">Dish Hat press</text:span><text:span text:style-name="T9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2T13:54:00.782000000</dc:date>
    <meta:editing-duration>PT4H34M2S</meta:editing-duration>
    <meta:editing-cycles>2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17" meta:word-count="140" meta:character-count="668" meta:non-whitespace-character-count="552"/>
  </office:meta>
</office:document-meta>
</file>